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orphans="2" fo:widows="2"/>
      <style:text-properties style:use-window-font-color="true"/>
    </style:style>
    <style:style style:name="P2" style:family="paragraph" style:parent-style-name="Standard" style:list-style-name="L1">
      <style:paragraph-properties fo:orphans="2" fo:widows="2"/>
      <style:text-properties style:use-window-font-color="true" officeooo:paragraph-rsid="000c2366"/>
    </style:style>
    <style:style style:name="P3" style:family="paragraph" style:parent-style-name="Standard" style:list-style-name="L1">
      <style:paragraph-properties fo:orphans="2" fo:widows="2"/>
      <style:text-properties style:use-window-font-color="true" fo:font-weight="bold" style:font-weight-asian="bold" style:font-weight-complex="bold"/>
    </style:style>
    <style:style style:name="P4" style:family="paragraph" style:parent-style-name="Standard" style:list-style-name="L1">
      <style:paragraph-properties fo:orphans="2" fo:widows="2"/>
      <style:text-properties style:use-window-font-color="true" fo:font-weight="bold" officeooo:rsid="00138e2d" officeooo:paragraph-rsid="00138e2d" style:font-weight-asian="bold" style:font-weight-complex="bold"/>
    </style:style>
    <style:style style:name="P5" style:family="paragraph" style:parent-style-name="Standard" style:list-style-name="L1">
      <style:paragraph-properties fo:orphans="2" fo:widows="2"/>
      <style:text-properties style:use-window-font-color="true" officeooo:rsid="0014bf62" officeooo:paragraph-rsid="0014bf62"/>
    </style:style>
    <style:style style:name="P6" style:family="paragraph" style:parent-style-name="Standard" style:list-style-name="L1">
      <style:paragraph-properties fo:orphans="2" fo:widows="2"/>
      <style:text-properties style:use-window-font-color="true" fo:font-weight="normal" officeooo:rsid="00190a96" officeooo:paragraph-rsid="00190a96" style:font-weight-asian="normal" style:font-weight-complex="normal"/>
    </style:style>
    <style:style style:name="P7" style:family="paragraph" style:parent-style-name="Standard" style:list-style-name="L1">
      <style:paragraph-properties fo:orphans="2" fo:widows="2"/>
      <style:text-properties style:use-window-font-color="true" fo:font-weight="normal" officeooo:rsid="00195a8f" officeooo:paragraph-rsid="00195a8f" style:font-weight-asian="normal" style:font-weight-complex="normal"/>
    </style:style>
    <style:style style:name="P8" style:family="paragraph" style:parent-style-name="Standard" style:list-style-name="L1">
      <style:paragraph-properties fo:orphans="2" fo:widows="2"/>
      <style:text-properties style:use-window-font-color="true" fo:font-weight="normal" officeooo:rsid="0019a8d9" officeooo:paragraph-rsid="0019a8d9" style:font-weight-asian="normal" style:font-weight-complex="normal"/>
    </style:style>
    <style:style style:name="P9" style:family="paragraph" style:parent-style-name="Standard" style:list-style-name="L1">
      <style:paragraph-properties fo:orphans="2" fo:widows="2"/>
    </style:style>
    <style:style style:name="P10" style:family="paragraph" style:parent-style-name="Standard" style:list-style-name="L1">
      <style:paragraph-properties fo:orphans="2" fo:widows="2"/>
      <style:text-properties officeooo:paragraph-rsid="00190a96"/>
    </style:style>
    <style:style style:name="P11" style:family="paragraph" style:parent-style-name="Standard" style:list-style-name="L1">
      <style:paragraph-properties fo:orphans="2" fo:widows="2"/>
      <style:text-properties officeooo:rsid="0014bf62" officeooo:paragraph-rsid="0014bf62"/>
    </style:style>
    <style:style style:name="P12" style:family="paragraph" style:parent-style-name="Standard" style:list-style-name="L1">
      <style:paragraph-properties fo:orphans="2" fo:widows="2"/>
      <style:text-properties officeooo:rsid="00190a96" officeooo:paragraph-rsid="00190a96"/>
    </style:style>
    <style:style style:name="T1" style:family="text">
      <style:text-properties officeooo:rsid="000c2366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0c2366"/>
    </style:style>
    <style:style style:name="T4" style:family="text">
      <style:text-properties style:use-window-font-color="true" officeooo:rsid="00105d7d"/>
    </style:style>
    <style:style style:name="T5" style:family="text">
      <style:text-properties style:use-window-font-color="true" officeooo:rsid="00114bf9"/>
    </style:style>
    <style:style style:name="T6" style:family="text">
      <style:text-properties style:use-window-font-color="true" officeooo:rsid="001304c9"/>
    </style:style>
    <style:style style:name="T7" style:family="text">
      <style:text-properties style:use-window-font-color="true" officeooo:rsid="00138e2d"/>
    </style:style>
    <style:style style:name="T8" style:family="text">
      <style:text-properties style:use-window-font-color="true" officeooo:rsid="00190a96"/>
    </style:style>
    <style:style style:name="T9" style:family="text">
      <style:text-properties officeooo:rsid="0019a8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88423418" text:style-name="L1">
        <text:list-header>
          <text:p text:style-name="P3"/>
          <text:p text:style-name="P3"/>
        </text:list-header>
        <text:list-item>
          <text:p text:style-name="P3">INTRODUCTION</text:p>
          <text:p text:style-name="P1"/>
        </text:list-item>
        <text:list-item>
          <text:p text:style-name="P3">LITERATURE REVIEW</text:p>
          <text:list>
            <text:list-item>
              <text:p text:style-name="P1">Model learning in robotics</text:p>
            </text:list-item>
            <text:list-item>
              <text:p text:style-name="P1">Classical and recent works in system identification</text:p>
            </text:list-item>
            <text:list-item>
              <text:p text:style-name="P2"><text:span text:style-name="T1">L</text:span>ocal and g<text:span text:style-name="T1">l</text:span>obal models linear models</text:p>
            </text:list-item>
            <text:list-item>
              <text:p text:style-name="P2"><text:span text:style-name="T1">E</text:span>nd-to-end learning (black box models)</text:p>
            </text:list-item>
            <text:list-item>
              <text:p text:style-name="P9"><text:span text:style-name="T3">Da</text:span><text:span text:style-name="T2">ta-driven le</text:span><text:span text:style-name="T3">a</text:span><text:span text:style-name="T2">rning with structure information</text:span></text:p>
            </text:list-item>
            <text:list-item>
              <text:p text:style-name="P9"><text:span text:style-name="T1">M</text:span><text:span text:style-name="T2">odel learning and the body schema</text:span></text:p>
            </text:list-item>
            <text:list-item>
              <text:p text:style-name="P9"><text:span text:style-name="T3">S</text:span><text:span text:style-name="T2">ensorimotor learning</text:span></text:p>
            </text:list-item>
          </text:list>
          <text:p text:style-name="P1"><text:tab/></text:p>
        </text:list-item>
        <text:list-item>
          <text:p text:style-name="P3">THEORETICAL FRAMEWORK</text:p>
          <text:list>
            <text:list-item>
              <text:p text:style-name="P1">Robot equations of motion</text:p>
              <text:list>
                <text:list-item>
                  <text:p text:style-name="P2"><text:span text:style-name="T1">Forward</text:span> and inverse dynamics</text:p>
                </text:list-item>
                <text:list-item>
                  <text:p text:style-name="P2"><text:span text:style-name="T1">T</text:span>he Newton-Euler formulation of the inverse dynamics</text:p>
                  <text:list>
                    <text:list-item>
                      <text:p text:style-name="P1">The kinematics forward recursion</text:p>
                    </text:list-item>
                    <text:list-item>
                      <text:p text:style-name="P2"><text:span text:style-name="T1">T</text:span>he dynamics backward recursion</text:p>
                    </text:list-item>
                  </text:list>
                </text:list-item>
                <text:list-item>
                  <text:p text:style-name="P1">Composition of the kinematics and dynamics<text:tab/><text:tab/></text:p>
                </text:list-item>
              </text:list>
            </text:list-item>
            <text:list-item>
              <text:p text:style-name="P1">Basi<text:span text:style-name="T1">c</text:span>s of robot sy<text:span text:style-name="T1">s</text:span>tem identi<text:span text:style-name="T1">fi</text:span>cation</text:p>
              <text:list>
                <text:list-item>
                  <text:p text:style-name="P1">Kinematic calibration</text:p>
                </text:list-item>
                <text:list-item>
                  <text:p text:style-name="P1">Inertial parameter identification</text:p>
                  <text:list>
                    <text:list-item>
                      <text:p text:style-name="P1">For fixed based robots</text:p>
                    </text:list-item>
                    <text:list-item>
                      <text:p text:style-name="P1">For floating base robots</text:p>
                    </text:list-item>
                  </text:list>
                </text:list-item>
              </text:list>
            </text:list-item>
            <text:list-item>
              <text:p text:style-name="P1">Robot proprioception</text:p>
              <text:list>
                <text:list-item>
                  <text:p text:style-name="P1">What is proprioce<text:span text:style-name="T1">p</text:span>tion for?</text:p>
                </text:list-item>
                <text:list-item>
                  <text:p text:style-name="P1">Comparison between human and robot proprioception</text:p>
                </text:list-item>
                <text:list-item>
                  <text:p text:style-name="P1">A sensor suite for robot proprioception</text:p>
                </text:list-item>
              </text:list>
            </text:list-item>
            <text:list-item>
              <text:p text:style-name="P1">State-of-the-art Gradient Descent</text:p>
              <text:list>
                <text:list-item>
                  <text:p text:style-name="P1">Fundamentals</text:p>
                  <text:list>
                    <text:list-item>
                      <text:p text:style-name="P1">Mini batch gradient descent</text:p>
                    </text:list-item>
                  </text:list>
                </text:list-item>
                <text:list-item>
                  <text:p text:style-name="P1">Momentum gradient descent</text:p>
                </text:list-item>
                <text:list-item>
                  <text:p text:style-name="P1">ADAM gradient descent</text:p>
                </text:list-item>
                <text:list-item>
                  <text:p text:style-name="P1">AMS gradient descent</text:p>
                </text:list-item>
              </text:list>
            </text:list-item>
            <text:list-item>
              <text:p text:style-name="P1">Fundamentals of graph theory</text:p>
              <text:list>
                <text:list-item>
                  <text:p text:style-name="P1">What is a graph?</text:p>
                </text:list-item>
                <text:list-item>
                  <text:p text:style-name="P1">Graph representation, the adjacency matrix</text:p>
                </text:list-item>
                <text:list-item>
                  <text:p text:style-name="P1">Metrics for graph comparison</text:p>
                </text:list-item>
              </text:list>
            </text:list-item>
            <text:list-item>
              <text:p text:style-name="P1">Network topology inference</text:p>
              <text:list>
                <text:list-item>
                  <text:p text:style-name="P1">Based on covariance</text:p>
                </text:list-item>
                <text:list-item>
                  <text:p text:style-name="P1">Based on GSP</text:p>
                </text:list-item>
                <text:list-item>
                  <text:p text:style-name="P1">Base on statistics</text:p>
                </text:list-item>
              </text:list>
            </text:list-item>
            <text:list-item>
              <text:p text:style-name="P1">Information theory</text:p>
              <text:list>
                <text:list-item>
                  <text:p text:style-name="P1">What is information?</text:p>
                </text:list-item>
                <text:list-item>
                  <text:p text:style-name="P1">The entropy of a random variable</text:p>
                </text:list-item>
                <text:list-item>
                  <text:p text:style-name="P1">Mutual Information: The correlation of the 21st century </text:p>
                </text:list-item>
              </text:list>
            </text:list-item>
            <text:list-item>
              <text:p text:style-name="P1">Differential geometry</text:p>
              <text:list>
                <text:list-item>
                  <text:p text:style-name="P1">Fundamentals of differential geometry</text:p>
                </text:list-item>
                <text:list-item>
                  <text:p text:style-name="P1">Manifolds and the tangent space</text:p>
                </text:list-item>
                <text:list-item>
                  <text:p text:style-name="P1">Riemannian geometry and the metric</text:p>
                </text:list-item>
                <text:list-item>
                  <text:p text:style-name="P1">Use in robotics</text:p>
                </text:list-item>
              </text:list>
            </text:list-item>
          </text:list>
          <text:p text:style-name="P1"><text:soft-page-break/><text:tab/><text:tab/></text:p>
        </text:list-item>
        <text:list-item>
          <text:p text:style-name="P3">METHODOLOGY </text:p>
          <text:list>
            <text:list-item>
              <text:p text:style-name="P1">Signal requirements</text:p>
              <text:list>
                <text:list-item>
                  <text:p text:style-name="P1">The importance of body measurements </text:p>
                </text:list-item>
              </text:list>
            </text:list-item>
            <text:list-item>
              <text:p text:style-name="P1">Leveraging data history </text:p>
              <text:list>
                <text:list-item>
                  <text:p text:style-name="P1">Replay buffer</text:p>
                </text:list-item>
                <text:list-item>
                  <text:p text:style-name="P1">Reservoir sampling </text:p>
                </text:list-item>
              </text:list>
            </text:list-item>
            <text:list-item>
              <text:p text:style-name="P1">Embodiment and mutual information</text:p>
              <text:list>
                <text:list-item>
                  <text:p text:style-name="P1">Online computation of the pairwise mutual information</text:p>
                </text:list-item>
                <text:list-item>
                  <text:p text:style-name="P1">Handling scalar and vector relationships</text:p>
                </text:list-item>
                <text:list-item>
                  <text:p text:style-name="P9"><text:span text:style-name="T2"><text:s/></text:span><text:span text:style-name="T4">Assessing convergence</text:span></text:p>
                </text:list-item>
              </text:list>
            </text:list-item>
            <text:list-item>
              <text:p text:style-name="P11"><text:span text:style-name="T4">E</text:span><text:span text:style-name="T2">xploratory motions</text:span></text:p>
              <text:list>
                <text:list-item>
                  <text:p text:style-name="P11"><text:span text:style-name="T2">Motor babbling</text:span></text:p>
                </text:list-item>
                <text:list-item>
                  <text:p text:style-name="P11"><text:span text:style-name="T2">Excitation trajectories</text:span></text:p>
                </text:list-item>
              </text:list>
            </text:list-item>
            <text:list-item>
              <text:p text:style-name="P9"><text:span text:style-name="T5">N</text:span><text:span text:style-name="T2">etwork topology inference using mutual information</text:span></text:p>
              <text:list>
                <text:list-item>
                  <text:p text:style-name="P1">Finding the adjacency matrix</text:p>
                </text:list-item>
                <text:list-item>
                  <text:p text:style-name="P9"><text:span text:style-name="T5">T</text:span><text:span text:style-name="T2">he proprioceptive information graph</text:span></text:p>
                </text:list-item>
                <text:list-item>
                  <text:p text:style-name="P1"><text:s/>Inferring the mechanical topology </text:p>
                </text:list-item>
              </text:list>
            </text:list-item>
            <text:list-item>
              <text:p text:style-name="P1">Kinematic description guided from topology and proprioceptive measurements</text:p>
              <text:list>
                <text:list-item>
                  <text:p text:style-name="P1">Validating bod-body and body-joint connections</text:p>
                </text:list-item>
                <text:list-item>
                  <text:p text:style-name="P1">Finding the sensor-to-sensor orientations</text:p>
                </text:list-item>
                <text:list-item>
                  <text:p text:style-name="P1">Finding the joint center point</text:p>
                </text:list-item>
                <text:list-item>
                  <text:p text:style-name="P1"><text:s/>Learning the kinematics</text:p>
                </text:list-item>
              </text:list>
            </text:list-item>
            <text:list-item>
              <text:p text:style-name="P1">Online learning inertial parameters</text:p>
              <text:list>
                <text:list-item>
                  <text:p text:style-name="P1">Gradient decent for inverse dynamics</text:p>
                </text:list-item>
                <text:list-item>
                  <text:p text:style-name="P1">Constraints for physical feasibility</text:p>
                  <text:list>
                    <text:list-item>
                      <text:p text:style-name="P1">Barrier functions</text:p>
                    </text:list-item>
                    <text:list-item>
                      <text:p text:style-name="P1">Projections</text:p>
                    </text:list-item>
                  </text:list>
                </text:list-item>
                <text:list-item>
                  <text:p text:style-name="P1">Riemannian AMS gradient descent</text:p>
                </text:list-item>
                <text:list-item>
                  <text:p text:style-name="P1">The effect of six dimensional force/torque measurements </text:p>
                </text:list-item>
                <text:list-item>
                  <text:p text:style-name="P1">Alternatives to joint acceleration</text:p>
                </text:list-item>
              </text:list>
            </text:list-item>
          </text:list>
          <text:p text:style-name="P1"/>
        </text:list-item>
        <text:list-item>
          <text:p text:style-name="P3">RESULTS </text:p>
          <text:list>
            <text:list-item>
              <text:p text:style-name="P1">The topology of a robotic arm</text:p>
              <text:list>
                <text:list-item>
                  <text:p text:style-name="P9"><text:span text:style-name="T6">C</text:span><text:span text:style-name="T2">omparison with alternative NTI metho</text:span><text:span text:style-name="T7">d</text:span><text:span text:style-name="T2">s</text:span></text:p>
                </text:list-item>
                <text:list-item>
                  <text:p text:style-name="P9"><text:span text:style-name="T6">V</text:span><text:span text:style-name="T2">alidation on a physical robot</text:span></text:p>
                </text:list-item>
              </text:list>
            </text:list-item>
            <text:list-item>
              <text:p text:style-name="P1">More complex structures</text:p>
              <text:list>
                <text:list-item>
                  <text:p text:style-name="P9"><text:span text:style-name="T6">A</text:span><text:span text:style-name="T2"> hexapod robot</text:span></text:p>
                </text:list-item>
                <text:list-item>
                  <text:p text:style-name="P9"><text:span text:style-name="T6">A</text:span><text:span text:style-name="T2"> humanoid robot</text:span></text:p>
                  <text:list>
                    <text:list-item>
                      <text:p text:style-name="P9"><text:span text:style-name="T2"><text:s/>Disambiguation of multiple </text:span><text:span text:style-name="T7">DoF</text:span><text:span text:style-name="T2"> joint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Learning the kinematics</text:span></text:p>
              <text:list>
                <text:list-item>
                  <text:p text:style-name="P5">Learning the DH parameters of an arm</text:p>
                </text:list-item>
                <text:list-item>
                  <text:p text:style-name="P11"><text:span text:style-name="T2">Learning the Euler angles of a humanoid</text:span></text:p>
                </text:list-item>
                <text:list-item>
                  <text:p text:style-name="P11"><text:span text:style-name="T2">Learning axis orientation and joint center point </text:span></text:p>
                  <text:list>
                    <text:list-item>
                      <text:p text:style-name="P11"><text:span text:style-name="T2">Arm</text:span></text:p>
                    </text:list-item>
                    <text:list-item>
                      <text:p text:style-name="P11"><text:span text:style-name="T2">Hexapod</text:span></text:p>
                    </text:list-item>
                    <text:list-item>
                      <text:p text:style-name="P11"><text:span text:style-name="T2">Humanoid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Learning the inertial parameters</text:span></text:p>
              <text:list>
                <text:list-item>
                  <text:p text:style-name="P12"><text:span text:style-name="T2">Learning the inertial parameters with offline optimization</text:span></text:p>
                </text:list-item>
                <text:list-item>
                  <text:p text:style-name="P12"><text:span text:style-name="T2">Learning the inertial parameters with ADAM gradient decent</text:span></text:p>
                  <text:list>
                    <text:list-item>
                      <text:p text:style-name="P12"><text:span text:style-name="T2">Handling constraints</text:span></text:p>
                    </text:list-item>
                  </text:list>
                </text:list-item>
                <text:list-item>
                  <text:p text:style-name="P10"><text:span text:style-name="T8">Learning the inertial parameters with Riemannian AMS</text:span></text:p>
                  <text:list>
                    <text:list-header>
                      <text:p text:style-name="P12"><text:soft-page-break/><text:span text:style-name="T2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">DISCUSSION</text:p>
          <text:list>
            <text:list-item>
              <text:p text:style-name="P7">Dealing with multiple DoF joints</text:p>
            </text:list-item>
            <text:list-item>
              <text:p text:style-name="P6">Analysis of the different sensor types <text:span text:style-name="T9">and their potential</text:span></text:p>
            </text:list-item>
            <text:list-item>
              <text:p text:style-name="P6">The influence of excitation</text:p>
            </text:list-item>
            <text:list-item>
              <text:p text:style-name="P8">The effect of noise</text:p>
            </text:list-item>
            <text:list-item>
              <text:p text:style-name="P8">Sample efficiency</text:p>
            </text:list-item>
            <text:list-item>
              <text:p text:style-name="P7">Limitations</text:p>
            </text:list-item>
          </text:list>
        </text:list-item>
        <text:list-item>
          <text:p text:style-name="P4">CONCLUS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0:49:10.382008670</meta:creation-date>
    <dc:date>2023-11-23T11:14:35.546214908</dc:date>
    <meta:editing-duration>PT25M1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3" meta:paragraph-count="108" meta:word-count="521" meta:character-count="3354" meta:non-whitespace-character-count="3027"/>
  </office:meta>
</office:document-meta>
</file>